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ans" svg:font-family="OpenSans" style:font-family-generic="roman" style:font-pitch="variable"/>
    <style:font-face style:name="OpenSans-Bold" svg:font-family="OpenSans-Bold" style:font-family-generic="roman" style:font-pitch="variable"/>
    <style:font-face style:name="OpenSans1" svg:font-family="OpenSans" style:font-family-generic="swiss"/>
  </office:font-face-decls>
  <office:automatic-styles>
    <style:style style:name="T1" style:family="text">
      <style:text-properties fo:color="#000000" loext:opacity="100%" style:font-name="OpenSans" fo:font-size="10pt" fo:font-style="normal" fo:font-weight="normal" style:font-size-asian="10pt" style:font-style-asian="normal" style:font-weight-asian="normal"/>
    </style:style>
    <style:style style:name="T2" style:family="text">
      <style:text-properties fo:color="#000000" loext:opacity="100%" style:font-name="OpenSans" fo:font-size="10pt" fo:font-style="normal" fo:font-weight="normal" style:font-size-asian="10pt" style:font-style-asian="normal" style:font-weight-asian="normal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1"><text:span text:style-name="T1">Escarlata, hija de Fitzgerald O'Hara, un rico plantador de algodón, une a su belleza una caprichosa personalidad. Enamorada de Ashley, su vecino, verá como este escoge como esposa a la dulce Melania. La guerra cambiará su vida, enviudará de un joven con el que se casó sin estar enamorada, y Rhett Butler, un apuesto aventurero entrará en su vida</text:span></text:p>
      <text:p text:style-name="Standard" loext:marker-style-name="T1"><text:span text:style-name="T1"/></text:p>
      <text:p text:style-name="Standard" loext:marker-style-name="T1"><text:span text:style-name="T1">"Cuentan que Clark Gable se estaba divorciando cuando le ofrecieron el papel de Red Butler y que no quería aceptarlo porque si lo hacía le iba a tocar más dinero a su ex, así que como condición puso que los </text:span><text:span text:style-name="T2">del estudio de la MGM le resolvieran el asunto a su favor"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ans" svg:font-family="OpenSans" style:font-family-generic="roman" style:font-pitch="variable"/>
    <style:font-face style:name="OpenSans-Bold" svg:font-family="OpenSans-Bold" style:font-family-generic="roman" style:font-pitch="variable"/>
    <style:font-face style:name="OpenSans1" svg:font-family="OpenSans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6T18:40:53.775000000</meta:creation-date>
    <dc:date>2024-07-16T19:12:37.195000000</dc:date>
    <meta:editing-duration>PT15M47S</meta:editing-duration>
    <meta:editing-cycles>15</meta:editing-cycles>
    <meta:generator>LibreOffice/24.2.5.2$Windows_X86_64 LibreOffice_project/bffef4ea93e59bebbeaf7f431bb02b1a39ee8a59</meta:generator>
    <meta:document-statistic meta:table-count="0" meta:image-count="0" meta:object-count="0" meta:page-count="1" meta:paragraph-count="2" meta:word-count="111" meta:character-count="612" meta:non-whitespace-character-count="503"/>
  </office:meta>
</office:document-meta>
</file>